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7951" officeooo:paragraph-rsid="00147951"/>
    </style:style>
    <style:style style:name="P2" style:family="paragraph" style:parent-style-name="Standard">
      <style:text-properties officeooo:rsid="00167fc0" officeooo:paragraph-rsid="00167fc0"/>
    </style:style>
    <style:style style:name="P3" style:family="paragraph" style:parent-style-name="Standard">
      <style:text-properties officeooo:rsid="0016fc8f" officeooo:paragraph-rsid="0016fc8f"/>
    </style:style>
    <style:style style:name="T1" style:family="text">
      <style:text-properties officeooo:rsid="0019278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slack-notify gem: <text:s/>it is a gem that integrate slack with Rails applications. this gem enable ruby application to send </text:p>
      <text:p text:style-name="P3">.......................... <text:s text:c="2"/>notifications to Slack webhooks. this slack notifier gem will let you get a notification on slack every time a </text:p>
      <text:p text:style-name="P3"><text:s text:c="29"/>user post something on your rails application that is integrated with slack.</text:p>
      <text:p text:style-name="P3"/>
      <text:p text:style-name="P3">this gem feature ca be used like that:</text:p>
      <text:p text:style-name="P3">first of all you have first to create a slack account and create an application on slack Once you have a slack account, you need to configure Incoming Webhooks service to be able to send push notifications to a particular channel. The webhook URL can be used to send notifications from Ruby application using the slack-notifier gem. and the following step is to select a channel to create incoming webhooks, after that you will be given unique slack URL to send notifications which looks like that:(https://hooks.slack.com/services/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). and if you finish that the next step is to place gem 'slack-notifier' in gem file and do bundle install. next step you have to put this codes in your model that you want to send notification to slack: </text:p>
      <text:p text:style-name="P3"><text:s/></text:p>
      <text:p text:style-name="P3">this is an example for a user model:</text:p>
      <text:p text:style-name="P3">require 'slack-notifier'</text:p>
      <text:p text:style-name="P3">notifier = Slack::Notifier.new "https://hooks.slack.com/services/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"</text:p>
      <text:p text:style-name="P3">notifier.username = 'peter yves'</text:p>
      <text:p text:style-name="P3">notifier.ping "Hello World from #{Rails.application.class.parent_name}"</text:p>
      <text:p text:style-name="P3"/>
      <text:p text:style-name="P3">this part (https://hooks.slack.com/services/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) is that unique slack url you were given while creating a webhook.</text:p>
      <text:p text:style-name="P3"/>
      <text:p text:style-name="P3">and after that run your local server on localhost and This will send a notification to channel specified by user peter yves.</text:p>
      <text:p text:style-name="P3"/>
      <text:p text:style-name="P3">2. The gemspec: <text:s/>- defines what's in the gem, who made it, and the version of the gem. It's also your interface to </text:p>
      <text:p text:style-name="P3"><text:s/>RubyGems.org. All of the information you see on a gem page comes from the gemspec. </text:p>
      <text:p text:style-name="P3"/>
      <text:p text:style-name="P3">- Developer file that specifies the attributes of a RubyGems .GEM package; saves information such as the author, a </text:p>
      <text:p text:style-name="P3"><text:s text:c="2"/>description, an example usage, and the usage license; saved in a simple plain text format.</text:p>
      <text:p text:style-name="P3"><text:s text:c="2"/></text:p>
      <text:p text:style-name="P3"><text:s/>slack-notify.gemspec: it is a gemspec file that contains information about the author, description, an example of how to use slack notify gem,name of the gem, and licence of this slack notify gem in plain text format, etc.... </text:p>
      <text:p text:style-name="P3"/>
      <text:p text:style-name="P3">it looks like this: </text:p>
      <text:p text:style-name="P3">lib = File.expand_path('../lib', __FILE__)</text:p>
      <text:p text:style-name="P3">$LOAD_PATH.unshift(lib) unless $LOAD_PATH.include?(lib)</text:p>
      <text:p text:style-name="P3">require 'slack-notify/version'</text:p>
      <text:p text:style-name="P3"/>
      <text:p text:style-name="P3">Gem::Specification.new do |spec|</text:p>
      <text:p text:style-name="P3"><text:s text:c="2"/>spec.name <text:s text:c="9"/>= "slack-notify"</text:p>
      <text:p text:style-name="P3"><text:s text:c="2"/>spec.version <text:s text:c="6"/>= SlackNotify::VERSION</text:p>
      <text:p text:style-name="P3"><text:s text:c="2"/>spec.authors <text:s text:c="6"/>= ["Dan Sosedoff"]</text:p>
      <text:p text:style-name="P3"><text:soft-page-break/><text:s text:c="2"/>spec.email <text:s text:c="8"/>= ["dan.sosedoff@gmail.com"]</text:p>
      <text:p text:style-name="P3"><text:s text:c="2"/>spec.description <text:s text:c="2"/>= %q{Send notifications to a Slack channel}</text:p>
      <text:p text:style-name="P3"><text:s text:c="2"/>spec.summary <text:s text:c="6"/>= %q{Send notifications to a Slack channel}</text:p>
      <text:p text:style-name="P3"><text:s text:c="2"/>spec.homepage <text:s text:c="5"/>= "https://github.com/sosedoff/slack-notify"</text:p>
      <text:p text:style-name="P3"><text:s text:c="2"/>spec.license <text:s text:c="6"/>= "MIT"</text:p>
      <text:p text:style-name="P3"/>
      <text:p text:style-name="P3"><text:s text:c="2"/>spec.files <text:s text:c="8"/>= `git ls-files`.split($/)</text:p>
      <text:p text:style-name="P3"><text:s text:c="2"/>spec.executables <text:s text:c="2"/>= spec.files.grep(%r{^bin/}) { |f| File.basename(f) }</text:p>
      <text:p text:style-name="P3"><text:s text:c="2"/>spec.test_files <text:s text:c="3"/>= spec.files.grep(%r{^(test|spec|features)/})</text:p>
      <text:p text:style-name="P3"><text:s text:c="2"/>spec.require_paths = ["lib"]</text:p>
      <text:p text:style-name="P3"/>
      <text:p text:style-name="P3"><text:s text:c="2"/>spec.add_development_dependency "bundler", <text:s text:c="2"/>"~&gt; 1.3"</text:p>
      <text:p text:style-name="P3"><text:s text:c="2"/>spec.add_development_dependency "rake", <text:s text:c="5"/>"~&gt; 10"</text:p>
      <text:p text:style-name="P3"><text:s text:c="2"/>spec.add_development_dependency "simplecov", "~&gt; 0.7"</text:p>
      <text:p text:style-name="P3"><text:s text:c="2"/>spec.add_development_dependency "rspec", <text:s text:c="4"/>"~&gt; 2.13"</text:p>
      <text:p text:style-name="P3"><text:s text:c="2"/>spec.add_development_dependency "webmock", <text:s text:c="2"/>"~&gt; 1.0"</text:p>
      <text:p text:style-name="P3"/>
      <text:p text:style-name="P3"><text:s text:c="2"/>spec.add_dependency "faraday", "~&gt; 0.9"</text:p>
      <text:p text:style-name="P3"><text:s text:c="2"/>spec.add_dependency "json", <text:s text:c="3"/>"&gt;= 1.8", "&lt;= 3.0"</text:p>
      <text:p text:style-name="P3">end</text:p>
      <text:p text:style-name="P3"/>
      <text:p text:style-name="P3">3.eplanation of the file i have created in order for this gem to work in my application:</text:p>
      <text:p text:style-name="P3">....................................................................................................................................</text:p>
      <text:p text:style-name="P3">- config/initializers/slack-notify.rb: the function of this file is to Initialize slack client that want to get notification to from your rails application by initializing his unique slack webhook url in this file where i have called it token.</text:p>
      <text:p text:style-name="P3"/>
      <text:p text:style-name="P3"><text:s text:c="4"/>module SlackNotifier</text:p>
      <text:p text:style-name="P3"><text:s text:c="6"/>CLIENT = Slack::Notifier.new Rails.application.credentials.slack[:token]</text:p>
      <text:p text:style-name="P3"><text:s text:c="4"/>end</text:p>
      <text:p text:style-name="P3"/>
      <text:p text:style-name="P3">-app/models/post.rb: this is the model file of my project where because <text:s/>i also have table called posts because the rails app i have made is about a simple blog posting app. so in order to get notification on slack about every new post i post on my rails app i have included also some codes in my model to help in that action to link my project posting table with slack account that i have initialized in the previous slack-notify.rb file.</text:p>
      <text:p text:style-name="P3">codes in my model are like this:</text:p>
      <text:p text:style-name="P3"/>
      <text:p text:style-name="P3"><text:s text:c="4"/>after_create :notify_slack</text:p>
      <text:p text:style-name="P3"/>
      <text:p text:style-name="P3"><text:s text:c="4"/>def notify_slack</text:p>
      <text:p text:style-name="P3"><text:s text:c="6"/>SlackNotifier::CLIENT.ping "🎉 New Post: #{title}, content:#{content} 🎉"</text:p>
      <text:p text:style-name="P3"><text:s text:c="4"/>end</text:p>
      <text:p text:style-name="P3"/>
      <text:p text:style-name="P3">means that after creating a post in my rails application automatically slack will be notified and i have choosen some field in application database table that i want to be pinged on slack when post a new post. those are (title and content of of my post table).</text:p>
      <text:p text:style-name="P3"/>
      <text:p text:style-name="P3">- sample.rb: is the file that contains codes that sends an automatic notification on that slack webhook url i put in slack-notifier.rb file. in this sample.rb file i have set an automatic message that is sent to slack every 3 minutes. and this require to install another gem called gem clockwork which help to automate those message at certain time and that can be used to send reminder emails on <text:soft-page-break/>daily basis or houry or certain period of time without doing it manually but be done automatically so that everyone on that slack channel you have choosen to get those message can view those messages.</text:p>
      <text:p text:style-name="P3"/>
      <text:p text:style-name="P3">this is how the codes looks like:</text:p>
      <text:p text:style-name="P3"/>
      <text:p text:style-name="P3">require 'slack-notifier'</text:p>
      <text:p text:style-name="P3">require 'clockwork'</text:p>
      <text:p text:style-name="P3"/>
      <text:p text:style-name="P3"># You will be able to use a method to indicate time, such as minutes, if you require the gem below, so it is recommended to write it.</text:p>
      <text:p text:style-name="P3"/>
      <text:p text:style-name="P3">require 'active_support/time'</text:p>
      <text:p text:style-name="P3"/>
      <text:p text:style-name="P3">module Clockwork</text:p>
      <text:p text:style-name="P3"><text:s text:c="2"/>handler do |send|</text:p>
      <text:p text:style-name="P3"><text:s text:c="4"/>notifier = Slack::Notifier.new('https://hooks.slack.com/services/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')</text:p>
      <text:p text:style-name="P3"><text:s text:c="4"/>notifier.ping('mwaramutse')</text:p>
      <text:p text:style-name="P3"><text:s text:c="2"/>end</text:p>
      <text:p text:style-name="P3"><text:s text:c="2"/>every(3.minutes, 'send')</text:p>
      <text:p text:style-name="P3">end</text:p>
      <text:p text:style-name="P3"/>
      <text:p text:style-name="P3">and this Clockwork processing is started by executing clockwork sample.rb in terminal inside your <text:span text:style-name="T1">rails </text:span>project folder. <text:s/><text:span text:style-name="T1">And it start to send that ‘mwaramutse’ message in your slack channel every three minutes.</text:span></text:p>
      <text:p text:style-name="P3"/>
      <text:p text:style-name="P3">only those three files are required to make that slack-notifier gem to work 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4T21:40:54.583057277</meta:creation-date>
    <dc:date>2019-11-15T10:57:20.229541117</dc:date>
    <meta:editing-duration>PT1H57M12S</meta:editing-duration>
    <meta:editing-cycles>5</meta:editing-cycles>
    <meta:generator>LibreOffice/5.1.6.2$Linux_X86_64 LibreOffice_project/10m0$Build-2</meta:generator>
    <meta:document-statistic meta:table-count="0" meta:image-count="0" meta:object-count="0" meta:page-count="3" meta:paragraph-count="72" meta:word-count="868" meta:character-count="6304" meta:non-whitespace-character-count="5295"/>
  </office:meta>
</office:document-meta>
</file>